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officeooo:rsid="001e2018" officeooo:paragraph-rsid="001e2018" style:font-size-asian="12pt" style:font-size-complex="12pt"/>
    </style:style>
    <style:style style:name="P2" style:family="paragraph" style:parent-style-name="Standard">
      <style:paragraph-properties fo:line-height="150%"/>
      <style:text-properties fo:font-size="18pt" officeooo:rsid="001e2018" officeooo:paragraph-rsid="001e2018" style:font-size-asian="18pt" style:font-size-complex="18pt"/>
    </style:style>
    <style:style style:name="P3" style:family="paragraph" style:parent-style-name="Standard">
      <style:paragraph-properties fo:line-height="150%"/>
      <style:text-properties fo:font-size="15pt" officeooo:rsid="002015b8" officeooo:paragraph-rsid="002015b8" style:font-size-asian="13.1000003814697pt" style:font-size-complex="15pt"/>
    </style:style>
    <style:style style:name="P4" style:family="paragraph" style:parent-style-name="Standard">
      <style:paragraph-properties fo:line-height="150%"/>
      <style:text-properties fo:font-size="15pt" officeooo:rsid="002189a8" officeooo:paragraph-rsid="002189a8" style:font-size-asian="13.1000003814697pt" style:font-size-complex="15pt"/>
    </style:style>
    <style:style style:name="P5" style:family="paragraph" style:parent-style-name="Standard">
      <style:paragraph-properties fo:line-height="150%"/>
      <style:text-properties fo:font-size="15pt" officeooo:rsid="001e2018" officeooo:paragraph-rsid="001e2018" style:font-size-asian="15pt" style:font-size-complex="15pt"/>
    </style:style>
    <style:style style:name="P6" style:family="paragraph" style:parent-style-name="Standard">
      <style:paragraph-properties fo:line-height="150%"/>
      <style:text-properties officeooo:rsid="002015b8" officeooo:paragraph-rsid="002015b8"/>
    </style:style>
    <style:style style:name="P7" style:family="paragraph" style:parent-style-name="Standard">
      <style:paragraph-properties fo:line-height="150%"/>
      <style:text-properties officeooo:rsid="001e2018" officeooo:paragraph-rsid="002dab67"/>
    </style:style>
    <style:style style:name="P8" style:family="paragraph" style:parent-style-name="Standard">
      <style:paragraph-properties fo:line-height="150%"/>
      <style:text-properties officeooo:rsid="001e2018" officeooo:paragraph-rsid="00381bdc"/>
    </style:style>
    <style:style style:name="P9" style:family="paragraph" style:parent-style-name="Standard">
      <style:paragraph-properties fo:line-height="150%"/>
      <style:text-properties officeooo:rsid="001e2018" officeooo:paragraph-rsid="002015b8"/>
    </style:style>
    <style:style style:name="P10" style:family="paragraph" style:parent-style-name="Standard">
      <style:paragraph-properties fo:line-height="150%"/>
      <style:text-properties fo:font-size="15pt" officeooo:rsid="002189a8" officeooo:paragraph-rsid="00381bdc" style:font-size-asian="13.1000003814697pt" style:font-size-complex="15pt"/>
    </style:style>
    <style:style style:name="P11" style:family="paragraph" style:parent-style-name="Standard">
      <style:paragraph-properties fo:line-height="150%"/>
      <style:text-properties fo:font-size="12pt" officeooo:rsid="002c26c7" officeooo:paragraph-rsid="00381bdc" style:font-size-asian="10.5pt" style:font-size-complex="12pt"/>
    </style:style>
    <style:style style:name="P12" style:family="paragraph" style:parent-style-name="Standard">
      <style:paragraph-properties fo:line-height="150%"/>
      <style:text-properties fo:font-size="12pt" officeooo:rsid="002015b8" officeooo:paragraph-rsid="0038f3c5" style:font-size-asian="10.5pt" style:font-size-complex="12pt"/>
    </style:style>
    <style:style style:name="P13" style:family="paragraph" style:parent-style-name="Standard">
      <style:paragraph-properties fo:line-height="150%"/>
      <style:text-properties fo:font-size="12pt" officeooo:rsid="00381bdc" officeooo:paragraph-rsid="0038f3c5" style:font-size-asian="10.5pt" style:font-size-complex="12pt"/>
    </style:style>
    <style:style style:name="P14" style:family="paragraph" style:parent-style-name="Standard">
      <style:paragraph-properties fo:line-height="150%"/>
      <style:text-properties fo:font-size="12pt" officeooo:rsid="00381bdc" officeooo:paragraph-rsid="0039cff1" style:font-size-asian="10.5pt" style:font-size-complex="12pt"/>
    </style:style>
    <style:style style:name="P15" style:family="paragraph" style:parent-style-name="Standard">
      <style:paragraph-properties fo:line-height="150%"/>
      <style:text-properties fo:font-size="12pt" officeooo:rsid="00381bdc" officeooo:paragraph-rsid="003a1a6c" style:font-size-asian="10.5pt" style:font-size-complex="12pt"/>
    </style:style>
    <style:style style:name="P16" style:family="paragraph" style:parent-style-name="Standard">
      <style:paragraph-properties fo:line-height="150%"/>
      <style:text-properties fo:font-size="12pt" officeooo:rsid="00381bdc" officeooo:paragraph-rsid="003ba137" style:font-size-asian="10.5pt" style:font-size-complex="12pt"/>
    </style:style>
    <style:style style:name="P17" style:family="paragraph" style:parent-style-name="Standard">
      <style:paragraph-properties fo:line-height="150%"/>
      <style:text-properties fo:font-size="12pt" officeooo:rsid="00381bdc" officeooo:paragraph-rsid="003c0b15" style:font-size-asian="10.5pt" style:font-size-complex="12pt"/>
    </style:style>
    <style:style style:name="P18" style:family="paragraph" style:parent-style-name="Standard">
      <style:paragraph-properties fo:line-height="150%"/>
      <style:text-properties fo:font-size="12pt" officeooo:rsid="00381bdc" officeooo:paragraph-rsid="003d6695" style:font-size-asian="10.5pt" style:font-size-complex="12pt"/>
    </style:style>
    <style:style style:name="P19" style:family="paragraph" style:parent-style-name="Standard">
      <style:paragraph-properties fo:line-height="150%"/>
      <style:text-properties fo:font-size="12pt" officeooo:rsid="0038f3c5" officeooo:paragraph-rsid="0038f3c5" style:font-size-asian="10.5pt" style:font-size-complex="12pt"/>
    </style:style>
    <style:style style:name="P20" style:family="paragraph" style:parent-style-name="Standard">
      <style:paragraph-properties fo:line-height="150%"/>
      <style:text-properties fo:font-size="12pt" officeooo:rsid="003a1a6c" officeooo:paragraph-rsid="003a1a6c" style:font-size-asian="10.5pt" style:font-size-complex="12pt"/>
    </style:style>
    <style:style style:name="P21" style:family="paragraph" style:parent-style-name="Standard">
      <style:paragraph-properties fo:line-height="150%"/>
      <style:text-properties fo:font-size="12pt" officeooo:rsid="003a1a6c" officeooo:paragraph-rsid="003d6695" style:font-size-asian="10.5pt" style:font-size-complex="12pt"/>
    </style:style>
    <style:style style:name="P22" style:family="paragraph" style:parent-style-name="Standard">
      <style:paragraph-properties fo:line-height="150%"/>
      <style:text-properties fo:font-size="12pt" officeooo:rsid="003ba137" officeooo:paragraph-rsid="003ba137" style:font-size-asian="10.5pt" style:font-size-complex="12pt"/>
    </style:style>
    <style:style style:name="P23" style:family="paragraph" style:parent-style-name="Standard">
      <style:paragraph-properties fo:line-height="150%"/>
      <style:text-properties fo:font-size="12pt" officeooo:rsid="003c0b15" officeooo:paragraph-rsid="003c0b15" style:font-size-asian="10.5pt" style:font-size-complex="12pt"/>
    </style:style>
    <style:style style:name="P24" style:family="paragraph" style:parent-style-name="Standard">
      <style:paragraph-properties fo:line-height="150%"/>
      <style:text-properties fo:font-size="12pt" officeooo:rsid="003d6695" officeooo:paragraph-rsid="003d6695" style:font-size-asian="10.5pt" style:font-size-complex="12pt"/>
    </style:style>
    <style:style style:name="P25" style:family="paragraph" style:parent-style-name="Standard">
      <style:paragraph-properties fo:line-height="150%"/>
      <style:text-properties officeooo:rsid="00381bdc" officeooo:paragraph-rsid="00381bdc"/>
    </style:style>
    <style:style style:name="P26" style:family="paragraph" style:parent-style-name="Standard">
      <style:paragraph-properties fo:line-height="150%"/>
      <style:text-properties officeooo:rsid="003a1a6c" officeooo:paragraph-rsid="003a1a6c"/>
    </style:style>
    <style:style style:name="P27" style:family="paragraph" style:parent-style-name="Standard">
      <style:paragraph-properties fo:line-height="150%"/>
      <style:text-properties officeooo:rsid="003d6695" officeooo:paragraph-rsid="003d6695"/>
    </style:style>
    <style:style style:name="T1" style:family="text">
      <style:text-properties officeooo:rsid="002dab67"/>
    </style:style>
    <style:style style:name="T2" style:family="text">
      <style:text-properties officeooo:rsid="00381bdc"/>
    </style:style>
    <style:style style:name="T3" style:family="text">
      <style:text-properties officeooo:rsid="0038f3c5"/>
    </style:style>
    <style:style style:name="T4" style:family="text">
      <style:text-properties officeooo:rsid="0039cff1"/>
    </style:style>
    <style:style style:name="T5" style:family="text">
      <style:text-properties officeooo:rsid="003a1a6c"/>
    </style:style>
    <style:style style:name="T6" style:family="text">
      <style:text-properties officeooo:rsid="003ba137"/>
    </style:style>
    <style:style style:name="T7" style:family="text">
      <style:text-properties officeooo:rsid="003c0b15"/>
    </style:style>
    <style:style style:name="T8" style:family="text">
      <style:text-properties officeooo:rsid="003d66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1 EE599</text:p>
      <text:p text:style-name="P1">Name: Tianyi Xu</text:p>
      <text:p text:style-name="P1">USC ID: 3960934574</text:p>
      <text:p text:style-name="P1"/>
      <text:p text:style-name="P5">Question 1</text:p>
      <text:p text:style-name="P9">A<text:span text:style-name="T2">ll functions just simply add the inputs.</text:span></text:p>
      <text:p text:style-name="P25">Runtime Complexity: O(1).</text:p>
      <text:p text:style-name="P26">For functions handling int and string, it involves to_string(). This may affect the complexity. Let length of int be L.</text:p>
      <text:p text:style-name="P15">Runtime Complexity: O(<text:span text:style-name="T5">L</text:span>).</text:p>
      <text:p text:style-name="P6"/>
      <text:p text:style-name="P3">Question 2</text:p>
      <text:p text:style-name="P12"><text:a xlink:type="simple" xlink:href="https://github.com/njuxty" text:style-name="Internet_20_link" text:visited-style-name="Visited_20_Internet_20_Link"><text:span text:style-name="T3">U</text:span></text:a><text:span text:style-name="T3">se sizeof to get the size.</text:span></text:p>
      <text:p text:style-name="P13">Runtime Complexity: O(1).</text:p>
      <text:p text:style-name="P12"/>
      <text:p text:style-name="P4">Question 3</text:p>
      <text:p text:style-name="P19">a. remove duplicates</text:p>
      <text:p text:style-name="P19"><text:span text:style-name="T4">Iterate the vector and u</text:span>se hashmap to mark the values and <text:span text:style-name="T4">help </text:span>adjust the vector. If the input is null, we do not change anything and print <text:span text:style-name="T4">a warning.</text:span></text:p>
      <text:p text:style-name="P14">Runtime Complexity: O(<text:span text:style-name="T4">N</text:span>).</text:p>
      <text:p text:style-name="P20">b. reverse</text:p>
      <text:p text:style-name="P24">Use algorithm::reverse() which uses two ‘pointer’, swaps the element and moves the pointers.</text:p>
      <text:p text:style-name="P18">Runtime Complexity: O(<text:span text:style-name="T8">N/2) = O(N)</text:span>.</text:p>
      <text:p text:style-name="P20">c. remove odd numbers</text:p>
      <text:p text:style-name="P21">Iterate the vector and adjust the vector. <text:span text:style-name="T3">If the input is null, we do not change anything and print a warning.</text:span></text:p>
      <text:p text:style-name="P15">Runtime Complexity: O(<text:span text:style-name="T4">N</text:span>).</text:p>
      <text:p text:style-name="P20">d. concatenate</text:p>
      <text:p text:style-name="P20">Push all elements to a new vector.</text:p>
      <text:p text:style-name="P15">Runtime Complexity: O(<text:span text:style-name="T4">N</text:span>).</text:p>
      <text:p text:style-name="P22">e.union</text:p>
      <text:p text:style-name="P22">First sort two vectors, then use two index iterate them and select the intersection.</text:p>
      <text:p text:style-name="P16">Runtime Complexity: O(<text:span text:style-name="T4">NlogN + N</text:span>) <text:span text:style-name="T6">= O(NlogN)</text:span>.</text:p>
      <text:p text:style-name="P4"/>
      <text:p text:style-name="P4"><text:soft-page-break/>Question 4</text:p>
      <text:p text:style-name="P17">Runtime Complexity: O(<text:span text:style-name="T7">1</text:span>).</text:p>
      <text:p text:style-name="P4"/>
      <text:p text:style-name="P4">Question 5</text:p>
      <text:p text:style-name="P23">a. swap</text:p>
      <text:p text:style-name="P17">Runtime Complexity: O(<text:span text:style-name="T4">1)</text:span>.</text:p>
      <text:p text:style-name="P24">b. reverse</text:p>
      <text:p text:style-name="P24">Use algorithm::reverse() which uses two ‘pointer’, swaps the element and moves the pointers.</text:p>
      <text:p text:style-name="P18">Runtime Complexity: O(<text:span text:style-name="T8">N/2) = O(N)</text:span>.</text:p>
      <text:p text:style-name="P24">c. lower</text:p>
      <text:p text:style-name="P24">Iterate the char.</text:p>
      <text:p text:style-name="P18">Runtime Complexity: O(<text:span text:style-name="T8">N)</text:span>.</text:p>
      <text:p text:style-name="P4"/>
      <text:p text:style-name="P4">Question 6</text:p>
      <text:p text:style-name="P27">a. simple</text:p>
      <text:p text:style-name="P27">Use two ‘pointer’, one → first and one → last. Compare the elements and move the pointers until they meet.</text:p>
      <text:p text:style-name="P18">Runtime Complexity: O(<text:span text:style-name="T8">N/2) = O(N)</text:span>.</text:p>
      <text:p text:style-name="P27">b. approximate</text:p>
      <text:p text:style-name="P27">The same algorithm as 6.a, adding some limitations.</text:p>
      <text:p text:style-name="P18">Runtime Complexity: O(<text:span text:style-name="T8">N/2) = O(N)</text:span>.</text:p>
      <text:p text:style-name="P7"/>
      <text:p text:style-name="P10">Question <text:span text:style-name="T2">7</text:span></text:p>
      <text:p text:style-name="P27">Firstly remove the duplicates in inputs. Then compare the size. Finally create the map.</text:p>
      <text:p text:style-name="P18">Runtime Complexity: O(<text:span text:style-name="T8">N + N) = O(N)</text:span>.</text:p>
      <text:p text:style-name="P8"/>
      <text:p text:style-name="P10">Question <text:span text:style-name="T2">8</text:span></text:p>
      <text:p text:style-name="P27">Firstly sort the vector. Then reverse it. Finally calculate the median and rearrange.</text:p>
      <text:p text:style-name="P18">Runtime Complexity: O(<text:span text:style-name="T8">NlogN + N/2 + N/2) = O(NlogN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07:13:15.881121803</meta:creation-date>
    <dc:date>2020-02-02T12:03:12.257367553</dc:date>
    <meta:editing-duration>PT1H41M1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304" meta:character-count="1830" meta:non-whitespace-character-count="1577"/>
  </office:meta>
</office:document-meta>
</file>